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/>
          <table:table-cell office:value-type="string" calcext:value-type="string">
            <text:p>2000x2000</text:p>
          </table:table-cell>
          <table:table-cell office:value-type="string" calcext:value-type="string">
            <text:p>1000x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e Python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optimized Cython</text:p>
          </table:table-cell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Py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thon with cdef variables</text:p>
          </table:table-cell>
          <table:table-cell office:value-type="float" office:value="8.8" calcext:value-type="float">
            <text:p>8.8</text:p>
          </table:table-cell>
          <table:table-cell office:value-type="float" office:value="35.6" calcext:value-type="float">
            <text:p>35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p -O3</text:p>
          </table:table-cell>
          <table:table-cell office:value-type="float" office:value="7.9" calcext:value-type="float">
            <text:p>7.9</text:p>
          </table:table-cell>
          <table:table-cell office:value-type="float" office:value="2.2" calcext:value-type="float">
            <text:p>2.2</text:p>
          </table:table-cell>
          <table:table-cell>
            <draw:frame draw:z-index="0" draw:name="Chart 1" draw:style-name="gr1" svg:width="5in" svg:height="3in" svg:x="0.3756in" svg:y="0.0839in">
              <draw:object draw:notify-on-update-of-ranges="Sheet1.A2:Sheet1.A7 Sheet1.B1:Sheet1.B1 Sheet1.B2:Sheet1.B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a JIT</text:p>
          </table:table-cell>
          <table:table-cell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 Hints on Loops</text:p>
          </table:table-cell>
          <table:table-cell/>
          <table:table-cell office:value-type="float" office:value="24.2" calcext:value-type="float">
            <text:p>24.2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meta:creation-date>2022-01-09T17:07:51Z</meta:creation-date>
    <dc:date>2022-01-25T19:46:20.896874574</dc:date>
    <meta:editing-cycles>3</meta:editing-cycles>
    <meta:editing-duration>PT15H1M</meta:editing-duration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2.517cm" svg:y="0.288cm" chart:style-name="ch2">
          <text:p>Execution time for 2000x2000 image</text:p>
        </chart:title>
        <chart:plot-area chart:style-name="ch3" table:cell-range-address="Sheet1.A1:Sheet1.B7" chart:data-source-has-labels="both" svg:x="1.261cm" svg:y="1.239cm" svg:width="11.185cm" svg:height="6.229cm">
          <chart:coordinate-region svg:x="1.838cm" svg:y="1.239cm" svg:width="10.608cm" svg:height="3.179cm"/>
          <chart:axis chart:dimension="x" chart:name="primary-x" chart:style-name="ch4" chartooo:axis-type="text">
            <chart:categories table:cell-range-address="Sheet1.A2:Sheet1.A7"/>
          </chart:axis>
          <chart:axis chart:dimension="y" chart:name="primary-y" chart:style-name="ch5">
            <chart:title svg:x="0.451cm" svg:y="5.449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B2:Sheet1.B7" chart:label-cell-address="Sheet1.B1:Sheet1.B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x200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re Python</text:p>
                <draw:g>
                  <svg:desc>Sheet1.A2:Sheet1.A7</svg:desc>
                </draw:g>
              </table:table-cell>
              <table:table-cell office:value-type="float" office:value="208">
                <text:p>208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Unoptimized Cytho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PyPy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ython with cdef variables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Cpp -O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Numba JIT</text:p>
              </table:table-cell>
              <table:table-cell office:value-type="float" office:value="7.7">
                <text:p>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